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The Map Car</text:p>
      <text:p text:style-name="P3">Kevin Chapm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text:soft-page-break/>Abstract</text:p>
      <text:p text:style-name="P4"/>
      <text:p text:style-name="P4">The purpose of this project is to design and implement a system to allow a user to explore a room remotely. The system consists of an application with a graphical user interface running on a PC, and a small, remotely controllable 3-wheel vehicle. The vehicle is equipped with an infrared rangefinder mounted on a servo. The vehicle sends information gathered from these devices over bluetooth to a PC running the user interface software. This software allows the user to visualize the vehicles range of vision, and any objects that may lie in its path. Control of the vehicle is accomplished with an Xbox 360 controller. Using this system, it is possible to drive the vehicle with some indication of whether or not something is in front of the vehicle as well as where it is in relation to the vehicles position. Due to hardware limitations, the performance of the system is not ideal. This will be discussed further in later sections. Although the system does not perform in a high capacity, it meets its set specifications, and acts as a proof of concept.</text:p>
      <text:p text:style-name="P4"/>
      <text:p text:style-name="P6"/>
      <text:p text:style-name="P6">Design Problem Statement</text:p>
      <text:p text:style-name="P6"/>
      <text:p text:style-name="P4">The system must allow the user to drive the vehicle intuitively without being able to see it. To do this, the user must be able to visually identify any barriers in the vehicles path and flanks. Specifications discussed in appendix 1 indicate that the use of an infrared rangefinder in conjunction with a servo motor will be used to gather this data. The range of the infrared sensor device is limited to 150cm, and due to the limitations of the servo motor, the maximum field of vision for the system is 180 degrees. Additionally, specifications indicate that a Java application and an Xbox 360 controller are to be the main tools of user interaction. The Java application displays a representation of the vehicle, its range of vision, and any objects in that range. Since we are only using one range sensor, and since the effective beam size of the rangefinder device is relatively small (about the size of a pencil eraser), only objects that cross this beam can be detected. It was also deemed beneficial for the user to have a visual representation of the direction the vehicle is traveling in. Information is displayed by the PC application. Also, since the vehicle must be in constant communication with the PC hosting the application, the travel radius of the vehicle is limited to the range of the bluetooth device. This is approximately 200-300 feet [4].</text:p>
      <text:p text:style-name="P6"/>
      <text:p text:style-name="P6"/>
      <text:p text:style-name="P6">Problem Decomposition</text:p>
      <text:p text:style-name="P6"/>
      <text:p text:style-name="P4">The system can be broken down into two main parts. The vehicle, and the user interface system. The vehicle consists of two blocks: The vehicle control block, and the data control block. </text:p>
      <text:p text:style-name="P4"/>
      <text:p text:style-name="P4">The vehicle control block operates the servo and motors, and sends any range and position data to the data control block. A functional block diagram can be seen below in figure 1.</text:p>
      <text:p text:style-name="P4"/>
      <text:p text:style-name="P4">**figure 1:vehicle control block**</text:p>
      <text:p text:style-name="P4"/>
      <text:p text:style-name="P4">The data control block receives any object position data from the vehicle control block, and transmits it to the user interface system. This data must be synchronized in a manner that allows the user interface system to process it efficiently. This block also receives motor speed information from the user interface system. It must translate this speed into a signed 8-bit binary vector readable by the vehicle control block, and then send it to the correct motor. A functional block diagram can be seen below in figure 2.</text:p>
      <text:p text:style-name="P4"><text:soft-page-break/></text:p>
      <text:p text:style-name="P4">**figure 2:data control block**</text:p>
      <text:p text:style-name="P4"/>
      <text:p text:style-name="P4">//next is the java portion</text:p>
      <text:p text:style-name="P6"/>
      <text:p text:style-name="P6"/>
      <text:p text:style-name="P6"/>
      <text:p text:style-name="P6">Detailed Design and Module Level Testing</text:p>
      <text:p text:style-name="P4">Control of the vehicle is accomplished with an xbox 360 controller in conjunction with a PC application. This application was written in Java, and the user interface was designed using the Swing library. Interfacing with the controller was done with the help of an API called XboxController [1]. The BlueCove API was used to handle bluetooth communications on the PC side [2].</text:p>
      <text:p text:style-name="P4"/>
      <text:p text:style-name="P4"/>
      <text:p text:style-name="P4"/>
      <text:p text:style-name="P4"/>
      <text:p text:style-name="P4"/>
      <text:p text:style-name="P4"/>
      <text:p text:style-name="P4"/>
      <text:p text:style-name="P4">*The position of the servo and any range data is send this data back to the PC side application via bluetooth. The PC side application is seen by the user as a top down map consisting of the vision range of the vehicle, the vehicle itself, as well as an indication of what direction the vehicle is moving. The vehicle is controlled by an xbox 360 controller. The vehicle hardware consists of a Nexys 3 FPGA board, an OOPIC microcontroller, an H-Bridge, level converters, and a battery. The vehicle uses two independent DC motors, each powering one wheel. The third wheel is a caster. The general design approach was to use the FPGA board to control the bluetooth device, and to handle sending and receiving data between the vehicle and the PC. The microcontroller is used to control the servo and the motors. The FPGA and the microcontroller sends the rangefinder data and the servo position to the FPGA, and the FPGA sends the microcontroller the speed at which the motors should turn. The main functions of the vehicle were first established. This mostly consisted of being able to drive the vehicle. After this was accomplished, the collection of rangefinder data was established, and the PC side application was fine tuned to handle the data. *</text:p>
      <text:p text:style-name="P6"/>
      <text:p text:style-name="P4"/>
      <text:p text:style-name="P4"/>
      <text:p text:style-name="P4"/>
      <text:p text:style-name="P4"/>
      <text:p text:style-name="P4"/>
      <text:p text:style-name="P4"/>
      <text:p text:style-name="P4"/>
      <text:p text:style-name="P4"/>
      <text:p text:style-name="P4"/>
      <text:p text:style-name="P5">Appendices</text:p>
      <text:p text:style-name="P5"/>
      <text:p text:style-name="P5"/>
      <text:p text:style-name="P4">[1] <text:span text:style-name="T1">project proposal powerpoint presentation</text:span></text:p>
      <text:p text:style-name="P4">[2] <text:a xlink:type="simple" xlink:href="http://www.aplu.ch/">www.aplu.ch</text:a></text:p>
      <text:p text:style-name="P4">[3] <text:a xlink:type="simple" xlink:href="http://www.bluecove.org/">www.bluecove.org</text:a></text:p>
      <text:p text:style-name="P4">[4] <text:a xlink:type="simple" xlink:href="https://www.sparkfun.com/datasheets/RF/BlueSMiRF_v1.pdf">https://www.sparkfun.com/datasheets/RF/BlueSMiRF_v1.pdf</text:a></text:p>
      <text:p text:style-name="P4"><text:soft-page-break/></text:p>
      <text:p text:style-name="P6"/>
      <text:p text:style-name="P4">sharp ir device 20cm-150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21:38:24</meta:creation-date>
    <dc:date>2013-04-30T11:06:43</dc:date>
    <meta:editing-duration>P2DT13H25M46S</meta:editing-duration>
    <meta:editing-cycles>77</meta:editing-cycles>
    <meta:generator>OpenOffice.org/3.4.1$Unix OpenOffice.org_project/341m1$Build-9593</meta:generator>
    <meta:document-statistic meta:table-count="0" meta:image-count="0" meta:object-count="0" meta:page-count="4" meta:paragraph-count="22" meta:word-count="893" meta:character-count="5314"/>
  </office:meta>
</office:document-meta>
</file>